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12"/>
    <style:style style:name="ce7" style:family="table-cell" style:parent-style-name="Default" style:data-style-name="N1">
      <style:table-cell-properties fo:background-color="#ffcc00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11"/>
    <style:style style:name="ce12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1"/>
  </office:automatic-styles>
  <office:body>
    <office:spreadsheet>
      <table:calculation-settings table:automatic-find-labels="false"/>
      <table:table table:name="Missiles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Enyo</text:p>
          </table:table-cell>
          <table:table-cell table:style-name="ce2" office:value-type="string" calcext:value-type="string">
            <text:p>Eris</text:p>
          </table:table-cell>
          <table:table-cell table:style-name="ce2" office:value-type="string" calcext:value-type="string">
            <text:p>Erebus</text:p>
          </table:table-cell>
          <table:table-cell table:style-name="ce2" office:value-type="string" calcext:value-type="string">
            <text:p>Chaos</text:p>
          </table:table-cell>
          <table:table-cell table:style-name="ce2" office:value-type="string" calcext:value-type="string">
            <text:p>Typhon</text:p>
          </table:table-cell>
          <table:table-cell table:style-name="ce2" office:value-type="string" calcext:value-type="string">
            <text:p>Tartarus</text:p>
          </table:table-cell>
          <table:table-cell table:style-name="ce2" office:value-type="string" calcext:value-type="string">
            <text:p>Hephaestus</text:p>
          </table:table-cell>
          <table:table-cell table:style-name="ce2" office:value-type="string" calcext:value-type="string">
            <text:p>Brexit</text:p>
          </table:table-cell>
          <table:table-cell table:style-name="ce2" office:value-type="string" calcext:value-type="string">
            <text:p>Boomski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peed</text:p>
          </table:table-cell>
          <table:table-cell table:style-name="ce3"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last Radius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ange</text:p>
          </table:table-cell>
          <table:table-cell table:style-name="ce3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mage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u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in Cost</text:p>
          </table:table-cell>
          <table:table-cell table:style-name="Default" table:formula="of:=([.C3]*[.$C$19])+([.C4]*[.$C$20])+([.C5]*[.$C$22])+([.C6]*[.$C$23])+([.C7]*[.$C$24])" office:value-type="float" office:value="190" calcext:value-type="float">
            <text:p>190</text:p>
          </table:table-cell>
          <table:table-cell table:formula="of:=([.D3]*[.$C$19])+([.D4]*[.$C$20])+([.D5]*[.$C$22])+([.D6]*[.$C$23])+([.D7]*[.$C$24])" office:value-type="float" office:value="305" calcext:value-type="float">
            <text:p>305</text:p>
          </table:table-cell>
          <table:table-cell table:formula="of:=([.E3]*[.$C$19])+([.E4]*[.$C$20])+([.E5]*[.$C$22])+([.E6]*[.$C$23])+([.E7]*[.$C$24])" office:value-type="float" office:value="450" calcext:value-type="float">
            <text:p>450</text:p>
          </table:table-cell>
          <table:table-cell table:formula="of:=([.F3]*[.$C$19])+([.F4]*[.$C$20])+([.F5]*[.$C$22])+([.F6]*[.$C$23])+([.F7]*[.$C$24])" office:value-type="float" office:value="645" calcext:value-type="float">
            <text:p>645</text:p>
          </table:table-cell>
          <table:table-cell table:formula="of:=([.G3]*[.$C$19])+([.G4]*[.$C$20])+([.G5]*[.$C$22])+([.G6]*[.$C$23])+([.G7]*[.$C$24])" office:value-type="float" office:value="590" calcext:value-type="float">
            <text:p>590</text:p>
          </table:table-cell>
          <table:table-cell table:formula="of:=([.H3]*[.$C$19])+([.H4]*[.$C$20])+([.H5]*[.$C$22])+([.H6]*[.$C$23])+([.H7]*[.$C$24])" office:value-type="float" office:value="910" calcext:value-type="float">
            <text:p>910</text:p>
          </table:table-cell>
          <table:table-cell table:formula="of:=([.I3]*[.$C$19])+([.I4]*[.$C$21])+([.I5]*[.$C$22])+([.I6]*[.$C$23])+([.I7]*[.$C$24])" office:value-type="float" office:value="1325" calcext:value-type="float">
            <text:p>1325</text:p>
          </table:table-cell>
          <table:table-cell table:formula="of:=([.J3]*[.$C$19])+([.J4]*[.$C$21])+([.J5]*[.$C$22])+([.J6]*[.$C$23])+([.J7]*[.$C$24])" office:value-type="float" office:value="1790" calcext:value-type="float">
            <text:p>1790</text:p>
          </table:table-cell>
          <table:table-cell table:formula="of:=([.K3]*[.$C$19])+([.K4]*[.$C$21])+([.K5]*[.$C$22])+([.K6]*[.$C$23])+([.K7]*[.$C$24])" office:value-type="float" office:value="3380" calcext:value-type="float">
            <text:p>338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ax Cost</text:p>
          </table:table-cell>
          <table:table-cell table:style-name="ce4" table:formula="of:=([.C3]*[.$D$19])+([.C4]*[.$D$20])+([.C5]*[.$D$22])+([.C6]*[.$D$23])+([.C7]*[.$D$24])" office:value-type="float" office:value="190" calcext:value-type="float">
            <text:p>190</text:p>
          </table:table-cell>
          <table:table-cell table:style-name="ce4" table:formula="of:=([.D3]*[.$D$19])+([.D4]*[.$D$20])+([.D5]*[.$D$22])+([.D6]*[.$D$23])+([.D7]*[.$D$24])" office:value-type="float" office:value="305" calcext:value-type="float">
            <text:p>305</text:p>
          </table:table-cell>
          <table:table-cell table:style-name="ce4" table:formula="of:=([.E3]*[.$D$19])+([.E4]*[.$D$20])+([.E5]*[.$D$22])+([.E6]*[.$D$23])+([.E7]*[.$D$24])" office:value-type="float" office:value="450" calcext:value-type="float">
            <text:p>450</text:p>
          </table:table-cell>
          <table:table-cell table:style-name="ce4" table:formula="of:=([.F3]*[.$D$19])+([.F4]*[.$D$20])+([.F5]*[.$D$22])+([.F6]*[.$D$23])+([.F7]*[.$D$24])" office:value-type="float" office:value="645" calcext:value-type="float">
            <text:p>645</text:p>
          </table:table-cell>
          <table:table-cell table:style-name="ce4" table:formula="of:=([.G3]*[.$D$19])+([.G4]*[.$D$20])+([.G5]*[.$D$22])+([.G6]*[.$D$23])+([.G7]*[.$D$24])" office:value-type="float" office:value="590" calcext:value-type="float">
            <text:p>590</text:p>
          </table:table-cell>
          <table:table-cell table:style-name="ce4" table:formula="of:=([.H3]*[.$D$19])+([.H4]*[.$D$20])+([.H5]*[.$D$22])+([.H6]*[.$D$23])+([.H7]*[.$D$24])" office:value-type="float" office:value="910" calcext:value-type="float">
            <text:p>910</text:p>
          </table:table-cell>
          <table:table-cell table:style-name="ce4" table:formula="of:=([.I3]*[.$D$19])+([.I4]*[.$D$21])+([.I5]*[.$D$22])+([.I6]*[.$D$23])+([.I7]*[.$D$24])" office:value-type="float" office:value="1325" calcext:value-type="float">
            <text:p>1325</text:p>
          </table:table-cell>
          <table:table-cell table:style-name="ce4" table:formula="of:=([.J3]*[.$D$19])+([.J4]*[.$D$21])+([.J5]*[.$D$22])+([.J6]*[.$D$23])+([.J7]*[.$D$24])" office:value-type="float" office:value="1790" calcext:value-type="float">
            <text:p>1790</text:p>
          </table:table-cell>
          <table:table-cell table:style-name="ce4" table:formula="of:=([.K3]*[.$D$19])+([.K4]*[.$D$21])+([.K5]*[.$D$22])+([.K6]*[.$D$23])+([.K7]*[.$D$24])" office:value-type="float" office:value="3380" calcext:value-type="float">
            <text:p>3380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string" calcext:value-type="string">
            <text:p>Mod Cost</text:p>
          </table:table-cell>
          <table:table-cell table:style-name="ce5" table:formula="of:=([.C3]*[.$E$19])+([.C4]*[.$E$20])+([.C5]*[.$E$22])+([.C6]*[.$E$23])+([.C7]*[.$E$24])" office:value-type="float" office:value="190" calcext:value-type="float">
            <text:p>190</text:p>
          </table:table-cell>
          <table:table-cell table:style-name="ce5" table:formula="of:=([.D3]*[.$E$19])+([.D4]*[.$E$20])+([.D5]*[.$E$22])+([.D6]*[.$E$23])+([.D7]*[.$E$24])" office:value-type="float" office:value="305" calcext:value-type="float">
            <text:p>305</text:p>
          </table:table-cell>
          <table:table-cell table:style-name="ce5" table:formula="of:=([.E3]*[.$E$19])+([.E4]*[.$E$20])+([.E5]*[.$E$22])+([.E6]*[.$E$23])+([.E7]*[.$E$24])" office:value-type="float" office:value="450" calcext:value-type="float">
            <text:p>450</text:p>
          </table:table-cell>
          <table:table-cell table:style-name="ce5" table:formula="of:=([.F3]*[.$E$19])+([.F4]*[.$E$20])+([.F5]*[.$E$22])+([.F6]*[.$E$23])+([.F7]*[.$E$24])" office:value-type="float" office:value="645" calcext:value-type="float">
            <text:p>645</text:p>
          </table:table-cell>
          <table:table-cell table:style-name="ce5" table:formula="of:=([.G3]*[.$E$19])+([.G4]*[.$E$20])+([.G5]*[.$E$22])+([.G6]*[.$E$23])+([.G7]*[.$E$24])" office:value-type="float" office:value="590" calcext:value-type="float">
            <text:p>590</text:p>
          </table:table-cell>
          <table:table-cell table:style-name="ce5" table:formula="of:=([.H3]*[.$E$19])+([.H4]*[.$E$20])+([.H5]*[.$E$22])+([.H6]*[.$E$23])+([.H7]*[.$E$24])" office:value-type="float" office:value="910" calcext:value-type="float">
            <text:p>910</text:p>
          </table:table-cell>
          <table:table-cell table:style-name="ce5" table:formula="of:=([.I3]*[.$E$19])+([.I4]*[.$E$21])+([.I5]*[.$E$22])+([.I6]*[.$E$23])+([.I7]*[.$E$24])" office:value-type="float" office:value="1325" calcext:value-type="float">
            <text:p>1325</text:p>
          </table:table-cell>
          <table:table-cell table:style-name="ce5" table:formula="of:=([.J3]*[.$E$19])+([.J4]*[.$E$21])+([.J5]*[.$E$22])+([.J6]*[.$E$23])+([.J7]*[.$E$24])" office:value-type="float" office:value="1790" calcext:value-type="float">
            <text:p>1790</text:p>
          </table:table-cell>
          <table:table-cell table:style-name="ce5" table:formula="of:=([.K3]*[.$E$19])+([.K4]*[.$E$21])+([.K5]*[.$E$22])+([.K6]*[.$E$23])+([.K7]*[.$E$24])" office:value-type="float" office:value="3380" calcext:value-type="float">
            <text:p>3380</text:p>
          </table:table-cell>
          <table:table-cell table:style-name="ce1" office:value-type="string" calcext:value-type="string">
            <text:p>Average W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 Wt</text:p>
          </table:table-cell>
          <table:table-cell table:style-name="ce6" table:formula="of:=([.C3]*[.$E$19])/[.C10]" office:value-type="percentage" office:value="0.394736842105263" calcext:value-type="percentage">
            <text:p>39.5%</text:p>
          </table:table-cell>
          <table:table-cell table:style-name="ce6" table:formula="of:=([.D3]*[.$E$19])/[.D10]" office:value-type="percentage" office:value="0.163934426229508" calcext:value-type="percentage">
            <text:p>16.4%</text:p>
          </table:table-cell>
          <table:table-cell table:style-name="ce6" table:formula="of:=([.E3]*[.$E$19])/[.E10]" office:value-type="percentage" office:value="0.0888888888888889" calcext:value-type="percentage">
            <text:p>8.9%</text:p>
          </table:table-cell>
          <table:table-cell table:style-name="ce6" table:formula="of:=([.F3]*[.$E$19])/[.F10]" office:value-type="percentage" office:value="0.116279069767442" calcext:value-type="percentage">
            <text:p>11.6%</text:p>
          </table:table-cell>
          <table:table-cell table:style-name="ce6" table:formula="of:=([.G3]*[.$E$19])/[.G10]" office:value-type="percentage" office:value="0.169491525423729" calcext:value-type="percentage">
            <text:p>16.9%</text:p>
          </table:table-cell>
          <table:table-cell table:style-name="ce6" table:formula="of:=([.H3]*[.$E$19])/[.H10]" office:value-type="percentage" office:value="0.120879120879121" calcext:value-type="percentage">
            <text:p>12.1%</text:p>
          </table:table-cell>
          <table:table-cell table:style-name="ce6" table:formula="of:=([.I3]*[.$E$19])/[.I10]" office:value-type="percentage" office:value="0.0339622641509434" calcext:value-type="percentage">
            <text:p>3.4%</text:p>
          </table:table-cell>
          <table:table-cell table:style-name="ce6" table:formula="of:=([.J3]*[.$E$19])/[.J10]" office:value-type="percentage" office:value="0.0502793296089386" calcext:value-type="percentage">
            <text:p>5.0%</text:p>
          </table:table-cell>
          <table:table-cell table:style-name="ce6" table:formula="of:=([.K3]*[.$E$19])/[.K10]" office:value-type="percentage" office:value="0.0236686390532544" calcext:value-type="percentage">
            <text:p>2.4%</text:p>
          </table:table-cell>
          <table:table-cell table:style-name="ce11" table:formula="of:=AVERAGE([.C11:.K11])" office:value-type="percentage" office:value="0.129124456234121" calcext:value-type="percentage">
            <text:p>12.9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ast Wt</text:p>
          </table:table-cell>
          <table:table-cell table:style-name="ce6" table:formula="of:=([.C4]*[.$E$20])/[.C10]" office:value-type="percentage" office:value="0.0789473684210526" calcext:value-type="percentage">
            <text:p>7.9%</text:p>
          </table:table-cell>
          <table:table-cell table:style-name="ce6" table:formula="of:=([.D4]*[.$E$20])/[.D10]" office:value-type="percentage" office:value="0.0983606557377049" calcext:value-type="percentage">
            <text:p>9.8%</text:p>
          </table:table-cell>
          <table:table-cell table:style-name="ce6" table:formula="of:=([.E4]*[.$E$20])/[.E10]" office:value-type="percentage" office:value="0.133333333333333" calcext:value-type="percentage">
            <text:p>13.3%</text:p>
          </table:table-cell>
          <table:table-cell table:style-name="ce6" table:formula="of:=([.F4]*[.$E$20])/[.F10]" office:value-type="percentage" office:value="0.186046511627907" calcext:value-type="percentage">
            <text:p>18.6%</text:p>
          </table:table-cell>
          <table:table-cell table:style-name="ce6" table:formula="of:=([.G4]*[.$E$20])/[.G10]" office:value-type="percentage" office:value="0.152542372881356" calcext:value-type="percentage">
            <text:p>15.3%</text:p>
          </table:table-cell>
          <table:table-cell table:style-name="ce6" table:formula="of:=([.H4]*[.$E$20])/[.H10]" office:value-type="percentage" office:value="0.32967032967033" calcext:value-type="percentage">
            <text:p>33.0%</text:p>
          </table:table-cell>
          <table:table-cell table:style-name="ce6" table:formula="of:=([.I4]*[.$E$21])/[.I10]" office:value-type="percentage" office:value="0.0226415094339623" calcext:value-type="percentage">
            <text:p>2.3%</text:p>
          </table:table-cell>
          <table:table-cell table:style-name="ce6" table:formula="of:=([.J4]*[.$E$21])/[.J10]" office:value-type="percentage" office:value="0.223463687150838" calcext:value-type="percentage">
            <text:p>22.3%</text:p>
          </table:table-cell>
          <table:table-cell table:style-name="ce6" table:formula="of:=([.K4]*[.$E$21])/[.K10]" office:value-type="percentage" office:value="0.591715976331361" calcext:value-type="percentage">
            <text:p>59.2%</text:p>
          </table:table-cell>
          <table:table-cell table:style-name="ce11" table:formula="of:=AVERAGE([.C12:.K12])" office:value-type="percentage" office:value="0.201857971620872" calcext:value-type="percentage">
            <text:p>2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ge Wt</text:p>
          </table:table-cell>
          <table:table-cell table:style-name="ce6" table:formula="of:=([.C5]*[.$E$22])/[.C10]" office:value-type="percentage" office:value="0.131578947368421" calcext:value-type="percentage">
            <text:p>13.2%</text:p>
          </table:table-cell>
          <table:table-cell table:style-name="ce6" table:formula="of:=([.D5]*[.$E$22])/[.D10]" office:value-type="percentage" office:value="0.0819672131147541" calcext:value-type="percentage">
            <text:p>8.2%</text:p>
          </table:table-cell>
          <table:table-cell table:style-name="ce6" table:formula="of:=([.E5]*[.$E$22])/[.E10]" office:value-type="percentage" office:value="0.111111111111111" calcext:value-type="percentage">
            <text:p>11.1%</text:p>
          </table:table-cell>
          <table:table-cell table:style-name="ce6" table:formula="of:=([.F5]*[.$E$22])/[.F10]" office:value-type="percentage" office:value="0.0775193798449612" calcext:value-type="percentage">
            <text:p>7.8%</text:p>
          </table:table-cell>
          <table:table-cell table:style-name="ce6" table:formula="of:=([.G5]*[.$E$22])/[.G10]" office:value-type="percentage" office:value="0.169491525423729" calcext:value-type="percentage">
            <text:p>16.9%</text:p>
          </table:table-cell>
          <table:table-cell table:style-name="ce6" table:formula="of:=([.H5]*[.$E$22])/[.H10]" office:value-type="percentage" office:value="0.10989010989011" calcext:value-type="percentage">
            <text:p>11.0%</text:p>
          </table:table-cell>
          <table:table-cell table:style-name="ce6" table:formula="of:=([.I5]*[.$E$22])/[.I10]" office:value-type="percentage" office:value="0.0377358490566038" calcext:value-type="percentage">
            <text:p>3.8%</text:p>
          </table:table-cell>
          <table:table-cell table:style-name="ce6" table:formula="of:=([.J5]*[.$E$22])/[.J10]" office:value-type="percentage" office:value="0.0558659217877095" calcext:value-type="percentage">
            <text:p>5.6%</text:p>
          </table:table-cell>
          <table:table-cell table:style-name="ce6" table:formula="of:=([.K5]*[.$E$22])/[.K10]" office:value-type="percentage" office:value="0.029585798816568" calcext:value-type="percentage">
            <text:p>3.0%</text:p>
          </table:table-cell>
          <table:table-cell table:style-name="ce11" table:formula="of:=AVERAGE([.C13:.K13])" office:value-type="percentage" office:value="0.0894162062682186" calcext:value-type="percentage">
            <text:p>8.9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ge Wt</text:p>
          </table:table-cell>
          <table:table-cell table:style-name="ce6" table:formula="of:=([.C6]*[.$E$23])/[.C10]" office:value-type="percentage" office:value="0.394736842105263" calcext:value-type="percentage">
            <text:p>39.5%</text:p>
          </table:table-cell>
          <table:table-cell table:style-name="ce6" table:formula="of:=([.D6]*[.$E$23])/[.D10]" office:value-type="percentage" office:value="0.655737704918033" calcext:value-type="percentage">
            <text:p>65.6%</text:p>
          </table:table-cell>
          <table:table-cell table:style-name="ce6" table:formula="of:=([.E6]*[.$E$23])/[.E10]" office:value-type="percentage" office:value="0.666666666666667" calcext:value-type="percentage">
            <text:p>66.7%</text:p>
          </table:table-cell>
          <table:table-cell table:style-name="ce6" table:formula="of:=([.F6]*[.$E$23])/[.F10]" office:value-type="percentage" office:value="0.62015503875969" calcext:value-type="percentage">
            <text:p>62.0%</text:p>
          </table:table-cell>
          <table:table-cell table:style-name="ce6" table:formula="of:=([.G6]*[.$E$23])/[.G10]" office:value-type="percentage" office:value="0.508474576271186" calcext:value-type="percentage">
            <text:p>50.8%</text:p>
          </table:table-cell>
          <table:table-cell table:style-name="ce6" table:formula="of:=([.H6]*[.$E$23])/[.H10]" office:value-type="percentage" office:value="0.43956043956044" calcext:value-type="percentage">
            <text:p>44.0%</text:p>
          </table:table-cell>
          <table:table-cell table:style-name="ce6" table:formula="of:=([.I6]*[.$E$23])/[.I10]" office:value-type="percentage" office:value="0.30188679245283" calcext:value-type="percentage">
            <text:p>30.2%</text:p>
          </table:table-cell>
          <table:table-cell table:style-name="ce6" table:formula="of:=([.J6]*[.$E$23])/[.J10]" office:value-type="percentage" office:value="0.223463687150838" calcext:value-type="percentage">
            <text:p>22.3%</text:p>
          </table:table-cell>
          <table:table-cell table:style-name="ce6" table:formula="of:=([.K6]*[.$E$23])/[.K10]" office:value-type="percentage" office:value="0.118343195266272" calcext:value-type="percentage">
            <text:p>11.8%</text:p>
          </table:table-cell>
          <table:table-cell table:style-name="ce11" table:formula="of:=AVERAGE([.C14:.K14])" office:value-type="percentage" office:value="0.436558327016802" calcext:value-type="percentage">
            <text:p>43.6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ke Wt</text:p>
          </table:table-cell>
          <table:table-cell table:style-name="ce6" table:formula="of:=([.C7]*[.$E$24])/[.C10]" office:value-type="percentage" office:value="0" calcext:value-type="percentage">
            <text:p>0.0%</text:p>
          </table:table-cell>
          <table:table-cell table:style-name="ce6" table:formula="of:=([.D7]*[.$E$24])/[.D10]" office:value-type="percentage" office:value="0" calcext:value-type="percentage">
            <text:p>0.0%</text:p>
          </table:table-cell>
          <table:table-cell table:style-name="ce6" table:formula="of:=([.E7]*[.$E$24])/[.E10]" office:value-type="percentage" office:value="0" calcext:value-type="percentage">
            <text:p>0.0%</text:p>
          </table:table-cell>
          <table:table-cell table:style-name="ce6" table:formula="of:=([.F7]*[.$E$24])/[.F10]" office:value-type="percentage" office:value="0" calcext:value-type="percentage">
            <text:p>0.0%</text:p>
          </table:table-cell>
          <table:table-cell table:style-name="ce6" table:formula="of:=([.G7]*[.$E$24])/[.G10]" office:value-type="percentage" office:value="0" calcext:value-type="percentage">
            <text:p>0.0%</text:p>
          </table:table-cell>
          <table:table-cell table:style-name="ce6" table:formula="of:=([.H7]*[.$E$24])/[.H10]" office:value-type="percentage" office:value="0" calcext:value-type="percentage">
            <text:p>0.0%</text:p>
          </table:table-cell>
          <table:table-cell table:style-name="ce6" table:formula="of:=([.I7]*[.$E$24])/[.I10]" office:value-type="percentage" office:value="0.60377358490566" calcext:value-type="percentage">
            <text:p>60.4%</text:p>
          </table:table-cell>
          <table:table-cell table:style-name="ce6" table:formula="of:=([.J7]*[.$E$24])/[.J10]" office:value-type="percentage" office:value="0.446927374301676" calcext:value-type="percentage">
            <text:p>44.7%</text:p>
          </table:table-cell>
          <table:table-cell table:style-name="ce6" table:formula="of:=([.K7]*[.$E$24])/[.K10]" office:value-type="percentage" office:value="0.236686390532544" calcext:value-type="percentage">
            <text:p>23.7%</text:p>
          </table:table-cell>
          <table:table-cell table:style-name="ce11" table:formula="of:=AVERAGE([.C15:.K15])" office:value-type="percentage" office:value="0.143043038859987" calcext:value-type="percentage">
            <text:p>14.30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 Cost</text:p>
          </table:table-cell>
          <table:table-cell table:style-name="ce7" table:formula="of:=([.C3]*[.$F$19])+([.C4]*[.$F$20])+([.C5]*[.$F$22])+([.C6]*[.$F$23])+([.C7]*[.$F$24])" office:value-type="float" office:value="190" calcext:value-type="float">
            <text:p>190</text:p>
          </table:table-cell>
          <table:table-cell table:style-name="ce7" table:formula="of:=([.D3]*[.$F$19])+([.D4]*[.$F$20])+([.D5]*[.$F$22])+([.D6]*[.$F$23])+([.D7]*[.$F$24])" office:value-type="float" office:value="305" calcext:value-type="float">
            <text:p>305</text:p>
          </table:table-cell>
          <table:table-cell table:style-name="ce7" table:formula="of:=([.E3]*[.$F$19])+([.E4]*[.$F$20])+([.E5]*[.$F$22])+([.E6]*[.$F$23])+([.E7]*[.$F$24])" office:value-type="float" office:value="450" calcext:value-type="float">
            <text:p>450</text:p>
          </table:table-cell>
          <table:table-cell table:style-name="ce7" table:formula="of:=([.F3]*[.$F$19])+([.F4]*[.$F$20])+([.F5]*[.$F$22])+([.F6]*[.$F$23])+([.F7]*[.$F$24])" office:value-type="float" office:value="645" calcext:value-type="float">
            <text:p>645</text:p>
          </table:table-cell>
          <table:table-cell table:style-name="ce7" table:formula="of:=([.G3]*[.$F$19])+([.G4]*[.$F$20])+([.G5]*[.$F$22])+([.G6]*[.$F$23])+([.G7]*[.$F$24])" office:value-type="float" office:value="590" calcext:value-type="float">
            <text:p>590</text:p>
          </table:table-cell>
          <table:table-cell table:style-name="ce7" table:formula="of:=([.H3]*[.$F$19])+([.H4]*[.$F$20])+([.H5]*[.$F$22])+([.H6]*[.$F$23])+([.H7]*[.$F$24])" office:value-type="float" office:value="910" calcext:value-type="float">
            <text:p>910</text:p>
          </table:table-cell>
          <table:table-cell table:style-name="ce7" table:formula="of:=([.I3]*[.$F$19])+([.I4]*[.$F$20])+([.I5]*[.$F$22])+([.I6]*[.$F$23])+([.I7]*[.$F$24])" office:value-type="float" office:value="1745" calcext:value-type="float">
            <text:p>1745</text:p>
          </table:table-cell>
          <table:table-cell table:style-name="ce7" table:formula="of:=([.J3]*[.$F$19])+([.J4]*[.$F$20])+([.J5]*[.$F$22])+([.J6]*[.$F$23])+([.J7]*[.$F$24])" office:value-type="float" office:value="7390" calcext:value-type="float">
            <text:p>7390</text:p>
          </table:table-cell>
          <table:table-cell table:style-name="ce7" table:formula="of:=([.K3]*[.$F$19])+([.K4]*[.$F$20])+([.K5]*[.$F$22])+([.K6]*[.$F$23])+([.K7]*[.$F$24])" office:value-type="float" office:value="31380" calcext:value-type="float">
            <text:p>313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ostabl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R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eed/kph</text:p>
          </table:table-cell>
          <table:table-cell office:value-type="float" office:value="0.05" calcext:value-type="float">
            <text:p>0.05</text:p>
          </table:table-cell>
          <table:table-cell table:style-name="ce8" office:value-type="float" office:value="0.05" calcext:value-type="float">
            <text:p>0.05</text:p>
          </table:table-cell>
          <table:table-cell table:formula="of:=AVERAGE([.C19:.D19])" office:value-type="float" office:value="0.05" calcext:value-type="float">
            <text:p>0.05</text:p>
          </table:table-cell>
          <table:table-cell table:style-name="ce10" table:formula="of:=(([.D19]-[.C19])*RAND())+[.C19]"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ast/km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300" calcext:value-type="float">
            <text:p>300</text:p>
          </table:table-cell>
          <table:table-cell table:formula="of:=AVERAGE([.C20:.D20])" office:value-type="float" office:value="300" calcext:value-type="float">
            <text:p>300</text:p>
          </table:table-cell>
          <table:table-cell table:style-name="ce10" table:formula="of:=(([.D20]-[.C20])*RAND())+[.C20]" office:value-type="float" office:value="300" calcext:value-type="float">
            <text:p>300.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.Blast/km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formula="of:=AVERAGE([.C21:.D21])" office:value-type="float" office:value="20" calcext:value-type="float">
            <text:p>20</text:p>
          </table:table-cell>
          <table:table-cell table:style-name="ce10" table:formula="of:=(([.D21]-[.C21])*RAND())+[.C21]" office:value-type="float" office:value="20" calcext:value-type="float">
            <text:p>20.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nge/km</text:p>
          </table:table-cell>
          <table:table-cell office:value-type="float" office:value="0.005" calcext:value-type="float">
            <text:p>0.005</text:p>
          </table:table-cell>
          <table:table-cell table:style-name="ce8" office:value-type="float" office:value="0.005" calcext:value-type="float">
            <text:p>0.005</text:p>
          </table:table-cell>
          <table:table-cell table:formula="of:=AVERAGE([.C22:.D22])" office:value-type="float" office:value="0.005" calcext:value-type="float">
            <text:p>0.005</text:p>
          </table:table-cell>
          <table:table-cell table:style-name="ce10" table:formula="of:=(([.D22]-[.C22])*RAND())+[.C22]" office:value-type="float" office:value="0.005" calcext:value-type="float">
            <text:p>0.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mage/hp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formula="of:=AVERAGE([.C23:.D23])" office:value-type="float" office:value="1" calcext:value-type="float">
            <text:p>1</text:p>
          </table:table-cell>
          <table:table-cell table:style-name="ce10" table:formula="of:=(([.D23]-[.C23])*RAND())+[.C23]" office:value-type="float" office:value="1" calcext:value-type="float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table:formula="of:=AVERAGE([.C24:.D24])" office:value-type="float" office:value="800" calcext:value-type="float">
            <text:p>800</text:p>
          </table:table-cell>
          <table:table-cell table:style-name="ce10" table:formula="of:=(([.D24]-[.C24])*RAND())+[.C24]" office:value-type="float" office:value="800" calcext:value-type="float">
            <text:p>800.00</text:p>
          </table:table-cell>
          <table:table-cell table:number-columns-repeated="8"/>
        </table:table-row>
      </table:table>
      <table:table table:name="Interceptor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>
            <text:p>Ludo</text:p>
          </table:table-cell>
          <table:table-cell table:style-name="ce2" office:value-type="string" calcext:value-type="string">
            <text:p>Vulpid</text:p>
          </table:table-cell>
          <table:table-cell table:style-name="ce2" office:value-type="string" calcext:value-type="string">
            <text:p>Canid</text:p>
          </table:table-cell>
          <table:table-cell table:style-name="ce2" office:value-type="string" calcext:value-type="string">
            <text:p>Lupid</text:p>
          </table:table-cell>
          <table:table-cell table:style-name="ce2" office:value-type="string" calcext:value-type="string">
            <text:p>Urs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3700" calcext:value-type="float">
            <text:p>3700</text:p>
          </table:table-cell>
          <table:table-cell office:value-type="float" office:value="3900" calcext:value-type="float">
            <text:p>39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 Cost</text:p>
          </table:table-cell>
          <table:table-cell table:style-name="ce10" table:formula="of:=([.C3]*[.$C$13])+(LOG([.C4];[.$C$15])*[.$C$14])" office:value-type="float" office:value="138.172764151612" calcext:value-type="float">
            <text:p>138.17</text:p>
          </table:table-cell>
          <table:table-cell table:style-name="ce10" table:formula="of:=([.D3]*[.$C$13])+(LOG([.D4];[.$C$15])*[.$C$14])" office:value-type="float" office:value="203.666562987554" calcext:value-type="float">
            <text:p>203.67</text:p>
          </table:table-cell>
          <table:table-cell table:style-name="ce10" table:formula="of:=([.E3]*[.$C$13])+(LOG([.E4];[.$C$15])*[.$C$14])" office:value-type="float" office:value="274.045528303224" calcext:value-type="float">
            <text:p>274.05</text:p>
          </table:table-cell>
          <table:table-cell table:style-name="ce10" table:formula="of:=([.F3]*[.$C$13])+(LOG([.F4];[.$C$15])*[.$C$14])" office:value-type="float" office:value="355.62764151612" calcext:value-type="float">
            <text:p>355.63</text:p>
          </table:table-cell>
          <table:table-cell table:style-name="ce10" table:formula="of:=([.G3]*[.$C$13])+(LOG([.G4];[.$C$15])*[.$C$14])" office:value-type="float" office:value="503.5" calcext:value-type="float">
            <text:p>503.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Cost</text:p>
          </table:table-cell>
          <table:table-cell table:style-name="ce12" table:formula="of:=([.C3]*[.$D$13])+(LOG([.C4];[.$C$15])*[.$D$14])" office:value-type="float" office:value="165.172764151612" calcext:value-type="float">
            <text:p>165.17</text:p>
          </table:table-cell>
          <table:table-cell table:style-name="ce12" table:formula="of:=([.D3]*[.$D$13])+(LOG([.D4];[.$C$15])*[.$D$14])" office:value-type="float" office:value="239.666562987554" calcext:value-type="float">
            <text:p>239.67</text:p>
          </table:table-cell>
          <table:table-cell table:style-name="ce12" table:formula="of:=([.E3]*[.$D$13])+(LOG([.E4];[.$C$15])*[.$D$14])" office:value-type="float" office:value="307.345528303224" calcext:value-type="float">
            <text:p>307.35</text:p>
          </table:table-cell>
          <table:table-cell table:style-name="ce12" table:formula="of:=([.F3]*[.$D$13])+(LOG([.F4];[.$C$15])*[.$D$14])" office:value-type="float" office:value="390.72764151612" calcext:value-type="float">
            <text:p>390.73</text:p>
          </table:table-cell>
          <table:table-cell table:style-name="ce12" table:formula="of:=([.G3]*[.$D$13])+(LOG([.G4];[.$C$15])*[.$D$14])" office:value-type="float" office:value="535" calcext:value-type="float">
            <text:p>535.00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Mod Cost</text:p>
          </table:table-cell>
          <table:table-cell table:style-name="ce10" table:formula="of:=([.C3]*[.$E$13])+(LOG([.C4];[.$C$15])*[.$E$14])" office:value-type="float" office:value="151.672764151612" calcext:value-type="float">
            <text:p>151.67</text:p>
          </table:table-cell>
          <table:table-cell table:style-name="ce10" table:formula="of:=([.D3]*[.$E$13])+(LOG([.D4];[.$C$15])*[.$E$14])" office:value-type="float" office:value="221.666562987554" calcext:value-type="float">
            <text:p>221.67</text:p>
          </table:table-cell>
          <table:table-cell table:style-name="ce10" table:formula="of:=([.E3]*[.$E$13])+(LOG([.E4];[.$C$15])*[.$E$14])" office:value-type="float" office:value="290.695528303224" calcext:value-type="float">
            <text:p>290.70</text:p>
          </table:table-cell>
          <table:table-cell table:style-name="ce10" table:formula="of:=([.F3]*[.$E$13])+(LOG([.F4];[.$C$15])*[.$E$14])" office:value-type="float" office:value="373.17764151612" calcext:value-type="float">
            <text:p>373.18</text:p>
          </table:table-cell>
          <table:table-cell table:style-name="ce10" table:formula="of:=([.G3]*[.$E$13])+(LOG([.G4];[.$C$15])*[.$E$14])" office:value-type="float" office:value="519.25" calcext:value-type="float">
            <text:p>519.25</text:p>
          </table:table-cell>
          <table:table-cell table:style-name="ce1" office:value-type="string" calcext:value-type="string">
            <text:p>Average W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peed Wt</text:p>
          </table:table-cell>
          <table:table-cell table:style-name="ce6" table:formula="of:=([.C3]*[.$E$13])/[.C7]" office:value-type="percentage" office:value="0.108786835212594" calcext:value-type="percentage">
            <text:p>10.9%</text:p>
          </table:table-cell>
          <table:table-cell table:style-name="ce6" table:formula="of:=([.D3]*[.$E$13])/[.D7]" office:value-type="percentage" office:value="0.0992481667216324" calcext:value-type="percentage">
            <text:p>9.9%</text:p>
          </table:table-cell>
          <table:table-cell table:style-name="ce6" table:formula="of:=([.E3]*[.$E$13])/[.E7]" office:value-type="percentage" office:value="0.0700045168179297" calcext:value-type="percentage">
            <text:p>7.0%</text:p>
          </table:table-cell>
          <table:table-cell table:style-name="ce6" table:formula="of:=([.F3]*[.$E$13])/[.F7]" office:value-type="percentage" office:value="0.0574793278419747" calcext:value-type="percentage">
            <text:p>5.7%</text:p>
          </table:table-cell>
          <table:table-cell table:style-name="ce6" table:formula="of:=([.G3]*[.$E$13])/[.G7]" office:value-type="percentage" office:value="0.0370727010110737" calcext:value-type="percentage">
            <text:p>3.7%</text:p>
          </table:table-cell>
          <table:table-cell table:style-name="ce11" table:formula="of:=AVERAGE([.C8:.G8])" office:value-type="percentage" office:value="0.0745183095210408" calcext:value-type="percentage">
            <text:p>7.45%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ange Wt</text:p>
          </table:table-cell>
          <table:table-cell table:style-name="ce6" table:formula="of:=([.C4]*[.$E$14])/[.C7]" office:value-type="percentage" office:value="32.9657076401799" calcext:value-type="percentage">
            <text:p>3296.6%</text:p>
          </table:table-cell>
          <table:table-cell table:style-name="ce6" table:formula="of:=([.D4]*[.$E$14])/[.D7]" office:value-type="percentage" office:value="67.6692045829312" calcext:value-type="percentage">
            <text:p>6766.9%</text:p>
          </table:table-cell>
          <table:table-cell table:style-name="ce6" table:formula="of:=([.E4]*[.$E$14])/[.E7]" office:value-type="percentage" office:value="172.001269822923" calcext:value-type="percentage">
            <text:p>17200.1%</text:p>
          </table:table-cell>
          <table:table-cell table:style-name="ce6" table:formula="of:=([.F4]*[.$E$14])/[.F7]" office:value-type="percentage" office:value="535.937788736361" calcext:value-type="percentage">
            <text:p>53593.8%</text:p>
          </table:table-cell>
          <table:table-cell table:style-name="ce6" table:formula="of:=([.G4]*[.$E$14])/[.G7]" office:value-type="percentage" office:value="4814.63649494463" calcext:value-type="percentage">
            <text:p>481463.6%</text:p>
          </table:table-cell>
          <table:table-cell table:style-name="ce11" table:formula="of:=AVERAGE([.C9:.G9])" office:value-type="percentage" office:value="1124.64209314541" calcext:value-type="percentage">
            <text:p>112464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 Cost</text:p>
          </table:table-cell>
          <table:table-cell table:style-name="ce13" table:formula="of:=([.C3]*[.$F$13])+([.C4]*[.$F$14])" office:value-type="float" office:value="5004.71414316879" calcext:value-type="float">
            <text:p>5005</text:p>
          </table:table-cell>
          <table:table-cell table:style-name="ce13" table:formula="of:=([.D3]*[.$F$13])+([.D4]*[.$F$14])" office:value-type="float" office:value="15006.2855242251" calcext:value-type="float">
            <text:p>15006</text:p>
          </table:table-cell>
          <table:table-cell table:style-name="ce13" table:formula="of:=([.E3]*[.$F$13])+([.E4]*[.$F$14])" office:value-type="float" office:value="50005.8141099082" calcext:value-type="float">
            <text:p>50006</text:p>
          </table:table-cell>
          <table:table-cell table:style-name="ce13" table:formula="of:=([.F3]*[.$F$13])+([.F4]*[.$F$14])" office:value-type="float" office:value="200006.128386119" calcext:value-type="float">
            <text:p>200006</text:p>
          </table:table-cell>
          <table:table-cell table:style-name="ce13" table:formula="of:=([.G3]*[.$F$13])+([.G4]*[.$F$14])" office:value-type="float" office:value="2500005.4998337" calcext:value-type="float">
            <text:p>250000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stabl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Rand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Speed/kph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formula="of:=AVERAGE([.C13:.D13])" office:value-type="float" office:value="0.0055" calcext:value-type="float">
            <text:p>0.0055</text:p>
          </table:table-cell>
          <table:table-cell table:style-name="ce10" table:formula="of:=(([.D13]-[.C13])*RAND())+[.C13]" office:value-type="float" office:value="0.00157138105626293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Range/km</text:p>
          </table:table-cell>
          <table:table-cell table:number-columns-repeated="2" table:style-name="ce8" office:value-type="float" office:value="500" calcext:value-type="float">
            <text:p>500</text:p>
          </table:table-cell>
          <table:table-cell table:formula="of:=AVERAGE([.C14:.D14])" office:value-type="float" office:value="500" calcext:value-type="float">
            <text:p>500</text:p>
          </table:table-cell>
          <table:table-cell table:style-name="ce10" table:formula="of:=(([.D14]-[.C14])*RAND())+[.C14]" office:value-type="float" office:value="500" calcext:value-type="float">
            <text:p>500.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Log (max)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1:42:25.05706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03:56.890451496</meta:creation-date>
    <dc:date>2018-04-05T21:53:44.600185901</dc:date>
    <meta:editing-duration>PT39M1S</meta:editing-duration>
    <meta:editing-cycles>9</meta:editing-cycles>
    <meta:generator>LibreOffice/5.1.6.2$Linux_X86_64 LibreOffice_project/10m0$Build-2</meta:generator>
    <meta:document-statistic meta:table-count="2" meta:cell-count="265" meta:object-count="0"/>
  </office:meta>
</office:document-meta>
</file>